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本书是"百万英语阅读计划"丛书----英汉对照中级英语系列读物第I辑之10,适合已掌握1500基本英语词汇的读者阅读。 百万英语阅读计划(Million-Word Reading Project, MWRP)是专门为将英语作为第二语言或外语的学习者(ESL/EFL learners)设计的英语阅读提高计划,读者对象为已掌握1500基本英语词汇的读者(相当于初级英语),通过２年、每天约15分钟的阅读能达到中级英语水平,掌握3500多单词和大量的短语,熟练掌握英语的各种句子结构,并能阅读一般英语原著。 本书文本统计信息详见下表,供选择时参考： 【文本信息】 可读性 | 85.0 总字数 | 37343 1500词外词数| 1800 1500词外词条数| 556 生词率(%) | 4.82 生词率(按词条)(%) | 1.49 生词复现率| 3.24 复现5次以上生词数目| 108 复现2次以上生词数目| 323 【内容简介】 汤姆•索亚(Tom Sawyer)是圣彼得堡小镇上一位生性顽皮,但心地善良的男孩。他厌恶学校枯燥无味的生活,像所有那个年龄段的孩子一样,他幻想着能过上像传说中海盗和绿林好汉一样的新奇冒险的生活。 终于有一天,汤姆和小伙伴哈克贝利•费恩(Huckleberry Finn)偷偷离家出走,来到一个荒岛上,过了几天逍遥自在的生活。 一次,汤姆和哈克意外目睹了一起凶杀案,真正的凶手却嫁祸于无辜的同伙。面对穷凶极恶的凶手,汤姆该怎么办呢？ 原书作者马克•吐温(Mark Twain 1835--1910)是美国著名小说家,本作品为其代表作,发表于1876年。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4:33:45.736000000</dc:date>
    <meta:editing-duration>PT8S</meta:editing-duration>
    <meta:editing-cycles>1</meta:editing-cycles>
    <meta:document-statistic meta:table-count="0" meta:image-count="0" meta:object-count="0" meta:page-count="1" meta:paragraph-count="1" meta:word-count="514" meta:character-count="693" meta:non-whitespace-character-count="654"/>
    <meta:generator>LibreOffice/7.3.7.2$Windows_X86_64 LibreOffice_project/e114eadc50a9ff8d8c8a0567d6da8f454beeb84f</meta:generator>
  </office:meta>
</office:document-meta>
</file>